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wami Nastaliq" svg:font-family="'Awami Nastaliq'" style:font-pitch="variable"/>
    <style:font-face style:name="Gulzar" svg:font-family="Gul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fo:font-size="16pt" officeooo:rsid="0016d1be" officeooo:paragraph-rsid="0016d1be" style:font-size-asian="16pt" style:font-name-complex="Awami Nastaliq" style:font-size-complex="16pt"/>
    </style:style>
    <style:style style:name="P2" style:family="paragraph" style:parent-style-name="Text_20_body">
      <loext:graphic-properties draw:fill-gradient-name="gradient" draw:fill-hatch-name="hatch"/>
      <style:paragraph-properties fo:text-align="end" style:justify-single-word="false" style:writing-mode="rl-tb"/>
      <style:text-properties fo:font-size="16pt" officeooo:rsid="00198fc8" officeooo:paragraph-rsid="00198fc8" style:font-size-asian="16pt" style:font-name-complex="Awami Nastaliq" style:font-size-complex="16pt"/>
    </style:style>
    <style:style style:name="P3" style:family="paragraph" style:parent-style-name="Text_20_body">
      <loext:graphic-properties draw:fill-gradient-name="gradient" draw:fill-hatch-name="hatch"/>
      <style:paragraph-properties fo:text-align="end" style:justify-single-word="false" style:writing-mode="rl-tb"/>
      <style:text-properties fo:font-size="16pt" officeooo:rsid="001fe692" officeooo:paragraph-rsid="001fe692" style:font-size-asian="16pt" style:font-name-complex="Awami Nastaliq" style:font-size-complex="16pt"/>
    </style:style>
    <style:style style:name="P4" style:family="paragraph" style:parent-style-name="Text_20_body">
      <loext:graphic-properties draw:fill-gradient-name="gradient" draw:fill-hatch-name="hatch"/>
      <style:paragraph-properties fo:text-align="end" style:justify-single-word="false" style:writing-mode="rl-tb"/>
      <style:text-properties fo:font-size="16pt" officeooo:rsid="00229708" officeooo:paragraph-rsid="00229708" style:font-size-asian="16pt" style:font-name-complex="Awami Nastaliq" style:font-size-complex="16pt"/>
    </style:style>
    <style:style style:name="P5" style:family="paragraph" style:parent-style-name="Text_20_body">
      <loext:graphic-properties draw:fill-gradient-name="gradient" draw:fill-hatch-name="hatch"/>
      <style:paragraph-properties fo:text-align="end" style:justify-single-word="false" style:writing-mode="rl-tb"/>
      <style:text-properties fo:font-size="16pt" officeooo:rsid="0025f1d7" officeooo:paragraph-rsid="0025f1d7" style:font-size-asian="16pt" style:font-name-complex="Awami Nastaliq" style:font-size-complex="16pt"/>
    </style:style>
    <style:style style:name="T1" style:family="text">
      <style:text-properties officeooo:rsid="00173d99"/>
    </style:style>
    <style:style style:name="T2" style:family="text">
      <style:text-properties officeooo:rsid="001850e8"/>
    </style:style>
    <style:style style:name="T3" style:family="text">
      <style:text-properties officeooo:rsid="001bf08f"/>
    </style:style>
    <style:style style:name="T4" style:family="text">
      <style:text-properties officeooo:rsid="001cb35e"/>
    </style:style>
    <style:style style:name="T5" style:family="text">
      <style:text-properties officeooo:rsid="001e8a09"/>
    </style:style>
    <style:style style:name="T6" style:family="text">
      <style:text-properties officeooo:rsid="0020585c"/>
    </style:style>
    <style:style style:name="T7" style:family="text">
      <style:text-properties officeooo:rsid="00210add"/>
    </style:style>
    <style:style style:name="T8" style:family="text">
      <style:text-properties officeooo:rsid="00229708"/>
    </style:style>
    <style:style style:name="T9" style:family="text">
      <style:text-properties officeooo:rsid="002444c1"/>
    </style:style>
    <style:style style:name="T10" style:family="text">
      <style:text-properties officeooo:rsid="0025d758"/>
    </style:style>
    <style:style style:name="T11" style:family="text">
      <style:text-properties officeooo:rsid="0025f1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دݸ<text:span text:style-name="T1">شکِکِنَس<text:tab/><text:tab/>ڻَک<text:tab/><text:tab/><text:tab/>ݴِیِکچِݣ<text:tab/><text:tab/></text:span><text:span text:style-name="T2">کژَٹ</text:span></text:p>
      <text:p text:style-name="P2">غݵنَݣک<text:tab/><text:tab/><text:span text:style-name="T3">ہَرَݣُلُم<text:tab/><text:tab/><text:tab/>ہَرَ</text:span><text:span text:style-name="T4">نْڅ<text:tab/><text:tab/><text:tab/></text:span><text:span text:style-name="T5">لالِݣݺ</text:span></text:p>
      <text:p text:style-name="P3">ہُلڅݵݣ<text:tab/><text:tab/><text:span text:style-name="T6">ژِݣݵچِݣ<text:tab/><text:tab/></text:span><text:span text:style-name="T7">سُڅݵئمݸ<text:tab/><text:tab/><text:tab/></text:span><text:span text:style-name="T8">سَڅَݣ</text:span></text:p>
      <text:p text:style-name="P4">رَقَمِݣ<text:tab/><text:tab/><text:tab/><text:span text:style-name="T9">غَرݶڅِݣ<text:tab/><text:tab/></text:span><text:span text:style-name="T10">ڈݶکُڎ<text:tab/><text:tab/><text:tab/></text:span><text:span text:style-name="T11">دݵخُلَن</text:span></text:p>
      <text:p text:style-name="P5">مݶق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wami Nastaliq" svg:font-family="'Awami Nastaliq'" style:font-pitch="variable"/>
    <style:font-face style:name="Gulzar" svg:font-family="Gul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5T14:07:36.737000000</meta:creation-date>
    <meta:generator>LibreOffice/7.3.4.2$Windows_X86_64 LibreOffice_project/728fec16bd5f605073805c3c9e7c4212a0120dc5</meta:generator>
    <dc:date>2023-05-05T14:32:44.995000000</dc:date>
    <meta:editing-duration>PT25M</meta:editing-duration>
    <meta:editing-cycles>17</meta:editing-cycles>
    <meta:document-statistic meta:table-count="0" meta:image-count="0" meta:object-count="0" meta:page-count="1" meta:paragraph-count="5" meta:word-count="17" meta:character-count="106" meta:non-whitespace-character-count="76"/>
  </office:meta>
</office:document-meta>
</file>